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, Arial" style:font-family-generic="swiss"/>
    <style:font-face style:name="Gulim" svg:font-family="Gulim, Gulim" style:font-family-generic="swiss"/>
    <style:font-face style:name="NanumGothic" svg:font-family="NanumGothic, NanumGothic" style:font-family-generic="swiss"/>
    <style:font-face style:name="YesJapan Arial UNICODE" svg:font-family="'YesJapan Arial UNICODE', 'YesJapan Arial UNICODE'" style:font-family-generic="swiss"/>
    <style:font-face style:name="ZWAdobeF" svg:font-family="ZWAdobeF, ZWAdobe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tang" svg:font-family="Batang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4" style:family="table">
      <style:table-properties style:width="17.022cm" fo:margin-left="-0.007cm" fo:margin-right="-0.014cm" table:align="margins" style:writing-mode="lr-tb"/>
    </style:style>
    <style:style style:name="Table4.A" style:family="table-column">
      <style:table-column-properties style:column-width="1.094cm" style:rel-column-width="4210*"/>
    </style:style>
    <style:style style:name="Table4.B" style:family="table-column">
      <style:table-column-properties style:column-width="1.252cm" style:rel-column-width="4821*"/>
    </style:style>
    <style:style style:name="Table4.C" style:family="table-column">
      <style:table-column-properties style:column-width="1.27cm" style:rel-column-width="4889*"/>
    </style:style>
    <style:style style:name="Table4.G" style:family="table-column">
      <style:table-column-properties style:column-width="1.235cm" style:rel-column-width="4753*"/>
    </style:style>
    <style:style style:name="Table4.H" style:family="table-column">
      <style:table-column-properties style:column-width="1.199cm" style:rel-column-width="4618*"/>
    </style:style>
    <style:style style:name="Table4.I" style:family="table-column">
      <style:table-column-properties style:column-width="1.341cm" style:rel-column-width="5161*"/>
    </style:style>
    <style:style style:name="Table4.M" style:family="table-column">
      <style:table-column-properties style:column-width="1.111cm" style:rel-column-width="4278*"/>
    </style:style>
    <style:style style:name="Table4.N" style:family="table-column">
      <style:table-column-properties style:column-width="0.937cm" style:rel-column-width="3607*"/>
    </style:style>
    <style:style style:name="Table4.1" style:family="table-row">
      <style:table-row-properties style:min-row-height="0.644cm"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2" style:family="table-row">
      <style:table-row-properties style:min-row-height="0.284cm" style:keep-together="true" fo:keep-together="auto"/>
    </style:style>
    <style:style style:name="Table5" style:family="table">
      <style:table-properties style:width="6.191cm" fo:margin-left="-0.025cm" fo:margin-right="10.834cm" table:align="margins" style:writing-mode="lr-tb"/>
    </style:style>
    <style:style style:name="Table5.A" style:family="table-column">
      <style:table-column-properties style:column-width="1.111cm" style:rel-column-width="11762*"/>
    </style:style>
    <style:style style:name="Table5.B" style:family="table-column">
      <style:table-column-properties style:column-width="1.27cm" style:rel-column-width="13443*"/>
    </style:style>
    <style:style style:name="Table5.E" style:family="table-column">
      <style:table-column-properties style:column-width="1.27cm" style:rel-column-width="13444*"/>
    </style:style>
    <style:style style:name="Table5.1" style:family="table-row">
      <style:table-row-properties style:min-row-height="0.64cm"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5.2" style:family="table-row">
      <style:table-row-properties style:min-row-height="0.284cm" style:keep-together="true" fo:keep-together="auto"/>
    </style:style>
    <style:style style:name="Table1" style:family="table">
      <style:table-properties style:width="14.57cm" fo:margin-left="-0.007cm" fo:margin-right="2.438cm" table:align="margins" style:writing-mode="lr-tb"/>
    </style:style>
    <style:style style:name="Table1.A" style:family="table-column">
      <style:table-column-properties style:column-width="1.164cm" style:rel-column-width="5236*"/>
    </style:style>
    <style:style style:name="Table1.B" style:family="table-column">
      <style:table-column-properties style:column-width="1.111cm" style:rel-column-width="4998*"/>
    </style:style>
    <style:style style:name="Table1.C" style:family="table-column">
      <style:table-column-properties style:column-width="1.235cm" style:rel-column-width="5553*"/>
    </style:style>
    <style:style style:name="Table1.F" style:family="table-column">
      <style:table-column-properties style:column-width="1.217cm" style:rel-column-width="5474*"/>
    </style:style>
    <style:style style:name="Table1.L" style:family="table-column">
      <style:table-column-properties style:column-width="1.219cm" style:rel-column-width="5482*"/>
    </style:style>
    <style:style style:name="Table1.1" style:family="table-row">
      <style:table-row-properties style:min-row-height="1.464cm" style:keep-together="true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/>
    </style:style>
    <style:style style:name="Table1.2" style:family="table-row">
      <style:table-row-properties style:min-row-height="0.213cm" style:keep-together="true" fo:keep-together="auto"/>
    </style:style>
    <style:style style:name="Table1.A2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438cm" fo:margin-left="-0.007cm" fo:margin-right="0.57cm" table:align="margins" style:writing-mode="lr-tb"/>
    </style:style>
    <style:style style:name="Table2.A" style:family="table-column">
      <style:table-column-properties style:column-width="1.676cm" style:rel-column-width="6680*"/>
    </style:style>
    <style:style style:name="Table2.B" style:family="table-column">
      <style:table-column-properties style:column-width="1.834cm" style:rel-column-width="7313*"/>
    </style:style>
    <style:style style:name="Table2.C" style:family="table-column">
      <style:table-column-properties style:column-width="1.852cm" style:rel-column-width="7384*"/>
    </style:style>
    <style:style style:name="Table2.I" style:family="table-column">
      <style:table-column-properties style:column-width="1.833cm" style:rel-column-width="7309*"/>
    </style:style>
    <style:style style:name="Table2.1" style:family="table-row">
      <style:table-row-properties style:min-row-height="0.423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0.213cm" style:keep-together="true" fo:keep-together="auto"/>
    </style:style>
    <style:style style:name="Table3" style:family="table">
      <style:table-properties style:width="16.986cm" fo:margin-left="0.011cm" fo:margin-right="0.004cm" table:align="margins"/>
    </style:style>
    <style:style style:name="Table3.A" style:family="table-column">
      <style:table-column-properties style:column-width="1.676cm" style:rel-column-width="6465*"/>
    </style:style>
    <style:style style:name="Table3.B" style:family="table-column">
      <style:table-column-properties style:column-width="1.711cm" style:rel-column-width="6601*"/>
    </style:style>
    <style:style style:name="Table3.C" style:family="table-column">
      <style:table-column-properties style:column-width="1.693cm" style:rel-column-width="6533*"/>
    </style:style>
    <style:style style:name="Table3.J" style:family="table-column">
      <style:table-column-properties style:column-width="1.711cm" style:rel-column-width="6602*"/>
    </style:style>
    <style:style style:name="Table3.1" style:family="table-row">
      <style:table-row-properties style:min-row-height="1.217cm"/>
    </style:style>
    <style:style style:name="Table3.A1" style:family="table-cell">
      <style:table-cell-properties fo:padding="0cm" fo:border="none"/>
    </style:style>
    <style:style style:name="Table3.2" style:family="table-row">
      <style:table-row-properties style:min-row-height="1.734cm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0000" style:font-name="NanumGothic" fo:font-size="24pt" style:font-name-asian="NanumGothic" style:font-size-asian="24pt" style:font-name-complex="NanumGothic" style:font-size-complex="24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NanumGothic" fo:font-size="24pt" style:font-name-asian="NanumGothic" style:font-size-asian="24pt" style:font-name-complex="NanumGothic" style:font-size-complex="24pt"/>
    </style:style>
    <style:style style:name="P4" style:family="paragraph" style:parent-style-name="Standard">
      <style:paragraph-properties style:text-autospace="none"/>
      <style:text-properties fo:color="#000000" style:font-name="NanumGothic" fo:font-size="18pt" style:font-name-asian="NanumGothic" style:font-size-asian="18pt" style:font-name-complex="NanumGothic" style:font-size-complex="18pt"/>
    </style:style>
    <style:style style:name="P5" style:family="paragraph" style:parent-style-name="Standard">
      <style:paragraph-properties style:text-autospace="none"/>
      <style:text-properties fo:color="#000000" style:font-name="Gulim" fo:font-size="11.5pt" style:font-name-asian="Gulim" style:font-size-asian="11.5pt" style:font-name-complex="Gulim" style:font-size-complex="11.5pt"/>
    </style:style>
    <style:style style:name="P6" style:family="paragraph" style:parent-style-name="Standard">
      <style:paragraph-properties style:text-autospace="none"/>
      <style:text-properties fo:color="#000000" style:font-name="Gulim" fo:font-size="10.5pt" style:font-name-asian="Gulim" style:font-size-asian="10.5pt" style:font-name-complex="Gulim" style:font-size-complex="10.5pt"/>
    </style:style>
    <style:style style:name="P7" style:family="paragraph" style:parent-style-name="Standard">
      <style:paragraph-properties style:text-autospace="none"/>
      <style:text-properties fo:color="#000000" style:font-name="Arial1" fo:font-size="11.5pt" style:font-name-asian="Arial1" style:font-size-asian="11.5pt" style:font-name-complex="Arial1" style:font-size-complex="11.5pt"/>
    </style:style>
    <style:style style:name="P8" style:family="paragraph" style:parent-style-name="Standard">
      <style:paragraph-properties style:text-autospace="none"/>
      <style:text-properties fo:color="#000000" style:font-name="Arial1" fo:font-size="11.5pt" fo:font-weight="normal" style:font-name-asian="Arial1" style:font-size-asian="11.5pt" style:font-weight-asian="normal" style:font-name-complex="Arial1" style:font-size-complex="11.5pt" style:font-weight-complex="normal"/>
    </style:style>
    <style:style style:name="P9" style:family="paragraph" style:parent-style-name="Standard">
      <style:text-properties fo:color="#000000" style:font-name="Arial1" fo:font-size="11.5pt" fo:font-weight="bold" style:font-name-asian="Arial1" style:font-size-asian="11.5pt" style:language-asian="ko" style:country-asian="KR" style:font-weight-asian="bold" style:font-name-complex="Arial1" style:font-size-complex="11.5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1" style:family="paragraph" style:parent-style-name="Standard">
      <style:paragraph-properties style:text-autospace="none"/>
      <style:text-properties fo:color="#000000" style:text-line-through-style="none" style:font-name="Arial1" fo:font-size="11.5pt" style:text-underline-style="none" fo:font-weight="bold" style:font-name-asian="Arial1" style:font-size-asian="11.5pt" style:font-weight-asian="bold" style:font-name-complex="Arial1" style:font-size-complex="11.5pt" style:font-weight-complex="bold"/>
    </style:style>
    <style:style style:name="P12" style:family="paragraph" style:parent-style-name="Standard">
      <style:paragraph-properties style:text-autospace="none"/>
      <style:text-properties fo:color="#000000" style:text-line-through-style="none" style:font-name="YesJapan Arial UNICODE" fo:font-size="11.5pt" style:text-underline-style="none" fo:font-weight="normal" style:font-name-asian="YesJapan Arial UNICODE" style:font-size-asian="11.5pt" style:font-weight-asian="normal" style:font-name-complex="YesJapan Arial UNICODE" style:font-size-complex="11.5pt" style:font-weight-complex="normal"/>
    </style:style>
    <style:style style:name="P13" style:family="paragraph" style:parent-style-name="Standard">
      <style:paragraph-properties style:text-autospace="none"/>
      <style:text-properties fo:color="#000000" style:text-line-through-style="none" style:font-name="Times New Roman" fo:font-size="14pt" style:text-underline-style="none" fo:font-weight="normal" style:font-name-asian="YesJapan Arial UNICODE" style:font-size-asian="14pt" style:language-asian="ko" style:country-asian="KR" style:font-weight-asian="normal" style:font-name-complex="YesJapan Arial UNICODE" style:font-size-complex="14pt" style:font-weight-complex="normal"/>
    </style:style>
    <style:style style:name="P14" style:family="paragraph" style:parent-style-name="Standard">
      <style:text-properties style:language-asian="ko" style:country-asian="KR"/>
    </style:style>
    <style:style style:name="P15" style:family="paragraph" style:parent-style-name="Table_20_Contents">
      <style:text-properties fo:font-size="24pt" style:font-size-asian="24pt" style:language-asian="ko" style:country-asian="KR" style:font-size-complex="24pt"/>
    </style:style>
    <style:style style:name="P16" style:family="paragraph" style:parent-style-name="Table_20_Contents">
      <style:text-properties fo:font-size="20pt" style:font-size-asian="20pt" style:font-size-complex="20pt"/>
    </style:style>
    <style:style style:name="P17" style:family="paragraph" style:parent-style-name="Standard">
      <style:paragraph-properties style:text-autospace="none"/>
      <style:text-properties fo:color="#000000" style:text-line-through-style="none" style:font-name="Arial1" fo:font-size="22pt" style:text-underline-style="none" style:font-name-asian="Arial1" style:font-size-asian="22pt" style:font-name-complex="Arial1" style:font-size-complex="22pt"/>
    </style:style>
    <style:style style:name="P18" style:family="paragraph" style:parent-style-name="Standard">
      <style:paragraph-properties style:text-autospace="none"/>
      <style:text-properties fo:color="#000000" style:text-line-through-style="none" style:font-name="Arial1" fo:font-size="22pt" style:text-underline-style="none" style:font-name-asian="Arial1" style:font-size-asian="22pt" style:language-asian="ko" style:country-asian="KR" style:font-name-complex="Arial1" style:font-size-complex="22pt"/>
    </style:style>
    <style:style style:name="P19" style:family="paragraph">
      <style:paragraph-properties fo:text-align="center"/>
    </style:style>
    <style:style style:name="T1" style:family="text">
      <style:text-properties fo:color="#000000" style:text-line-through-style="none" style:font-name="Arial1" fo:font-size="22pt" style:text-underline-style="none" style:font-name-asian="Arial1" style:font-size-asian="22pt" style:font-name-complex="Arial1" style:font-size-complex="22pt"/>
    </style:style>
    <style:style style:name="T2" style:family="text">
      <style:text-properties fo:color="#000000" style:text-line-through-style="none" style:font-name="YesJapan Arial UNICODE" fo:font-size="32pt" style:text-underline-style="none" fo:font-weight="normal" style:font-name-asian="YesJapan Arial UNICODE" style:font-size-asian="32pt" style:font-weight-asian="normal" style:font-name-complex="YesJapan Arial UNICODE" style:font-size-complex="32pt" style:font-weight-complex="normal"/>
    </style:style>
    <style:style style:name="T3" style:family="text">
      <style:text-properties fo:color="#000000" style:text-line-through-style="none" style:font-name="YesJapan Arial UNICODE" fo:font-size="11.5pt" style:text-underline-style="none" fo:font-weight="normal" style:font-name-asian="YesJapan Arial UNICODE" style:font-size-asian="11.5pt" style:font-weight-asian="normal" style:font-name-complex="YesJapan Arial UNICODE" style:font-size-complex="11.5pt" style:font-weight-complex="normal"/>
    </style:style>
    <style:style style:name="T4" style:family="text">
      <style:text-properties fo:color="#000000" style:text-line-through-style="none" style:font-name="YesJapan Arial UNICODE" fo:font-size="22pt" style:text-underline-style="none" style:font-name-asian="YesJapan Arial UNICODE" style:font-size-asian="22pt" style:font-name-complex="YesJapan Arial UNICODE" style:font-size-complex="22pt"/>
    </style:style>
    <style:style style:name="T5" style:family="text">
      <style:text-properties fo:color="#000000" style:text-line-through-style="none" style:font-name="ZWAdobeF" fo:font-size="1pt" style:text-underline-style="none" fo:font-weight="normal" style:font-name-asian="ZWAdobeF" style:font-size-asian="1pt" style:font-weight-asian="normal" style:font-name-complex="ZWAdobeF" style:font-size-complex="1pt" style:font-weight-complex="normal"/>
    </style:style>
    <style:style style:name="T6" style:family="text">
      <style:text-properties fo:color="#000000" style:font-name="Arial1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T7" style:family="text">
      <style:text-properties fo:color="#000000" style:font-name="Arial1" fo:font-size="11.5pt" fo:font-weight="normal" style:font-name-asian="Arial1" style:font-size-asian="11.5pt" style:font-weight-asian="normal" style:font-name-complex="Arial1" style:font-size-complex="11.5pt" style:font-weight-complex="normal"/>
    </style:style>
    <style:style style:name="T8" style:family="text">
      <style:text-properties style:font-name="YesJapan Arial UNICODE" fo:font-size="22pt" style:font-name-asian="YesJapan Arial UNICODE" style:font-size-asian="22pt" style:font-name-complex="YesJapan Arial UNICODE" style:font-size-complex="22pt"/>
    </style:style>
    <style:style style:name="T9" style:family="text">
      <style:text-properties style:font-name="Arial1" fo:font-size="22pt" style:font-name-asian="Arial1" style:font-size-asian="22pt" style:font-name-complex="Arial1" style:font-size-complex="2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<text:span text:style-name="T6">Consonants</text:span><text:span text:style-name="T7">: single key on keyboard </text:span>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 table:number-columns-repeated="2"/>
        <table:table-column table:style-name="Table4.G"/>
        <table:table-column table:style-name="Table4.H"/>
        <table:table-column table:style-name="Table4.I"/>
        <table:table-column table:style-name="Table4.C" table:number-columns-repeated="2"/>
        <table:table-column table:style-name="Table4.B"/>
        <table:table-column table:style-name="Table4.M"/>
        <table:table-column table:style-name="Table4.N"/>
        <table:table-row table:style-name="Table4.1">
          <table:table-cell table:style-name="Table4.A1" office:value-type="string">
            <text:p text:style-name="P4">ㄱ </text:p>
          </table:table-cell>
          <table:table-cell table:style-name="Table4.A1" office:value-type="string">
            <text:p text:style-name="P4">ㄴ </text:p>
          </table:table-cell>
          <table:table-cell table:style-name="Table4.A1" office:value-type="string">
            <text:p text:style-name="P4">ㄷ </text:p>
          </table:table-cell>
          <table:table-cell table:style-name="Table4.A1" office:value-type="string">
            <text:p text:style-name="P4">ㄹ </text:p>
          </table:table-cell>
          <table:table-cell table:style-name="Table4.A1" office:value-type="string">
            <text:p text:style-name="P4">ㅁ </text:p>
          </table:table-cell>
          <table:table-cell table:style-name="Table4.A1" office:value-type="string">
            <text:p text:style-name="P4">ㅂ </text:p>
          </table:table-cell>
          <table:table-cell table:style-name="Table4.A1" office:value-type="string">
            <text:p text:style-name="P4">ㅅ </text:p>
          </table:table-cell>
          <table:table-cell table:style-name="Table4.A1" office:value-type="string">
            <text:p text:style-name="P4">ㅇ </text:p>
          </table:table-cell>
          <table:table-cell table:style-name="Table4.A1" office:value-type="string">
            <text:p text:style-name="P4">ㅈ </text:p>
          </table:table-cell>
          <table:table-cell table:style-name="Table4.A1" office:value-type="string">
            <text:p text:style-name="P4">ㅊ </text:p>
          </table:table-cell>
          <table:table-cell table:style-name="Table4.A1" office:value-type="string">
            <text:p text:style-name="P4">ㅋ </text:p>
          </table:table-cell>
          <table:table-cell table:style-name="Table4.A1" office:value-type="string">
            <text:p text:style-name="P4">ㅌ </text:p>
          </table:table-cell>
          <table:table-cell table:style-name="Table4.A1" office:value-type="string">
            <text:p text:style-name="P4">ㅍ </text:p>
          </table:table-cell>
          <table:table-cell table:style-name="Table4.A1" office:value-type="string">
            <text:p text:style-name="P4">ㅎ </text:p>
          </table:table-cell>
        </table:table-row>
        <table:table-row table:style-name="Table4.2">
          <table:table-cell table:style-name="Table4.A1" office:value-type="string">
            <text:p text:style-name="P5">G </text:p>
          </table:table-cell>
          <table:table-cell table:style-name="Table4.A1" office:value-type="string">
            <text:p text:style-name="P5">N </text:p>
          </table:table-cell>
          <table:table-cell table:style-name="Table4.A1" office:value-type="string">
            <text:p text:style-name="P5">D </text:p>
          </table:table-cell>
          <table:table-cell table:style-name="Table4.A1" office:value-type="string">
            <text:p text:style-name="P5">R/L </text:p>
          </table:table-cell>
          <table:table-cell table:style-name="Table4.A1" office:value-type="string">
            <text:p text:style-name="P5">M </text:p>
          </table:table-cell>
          <table:table-cell table:style-name="Table4.A1" office:value-type="string">
            <text:p text:style-name="P5">B </text:p>
          </table:table-cell>
          <table:table-cell table:style-name="Table4.A1" office:value-type="string">
            <text:p text:style-name="P5">S </text:p>
          </table:table-cell>
          <table:table-cell table:style-name="Table4.A1" office:value-type="string">
            <text:p text:style-name="P6">null/NG </text:p>
          </table:table-cell>
          <table:table-cell table:style-name="Table4.A1" office:value-type="string">
            <text:p text:style-name="P5">J </text:p>
          </table:table-cell>
          <table:table-cell table:style-name="Table4.A1" office:value-type="string">
            <text:p text:style-name="P5">CH </text:p>
          </table:table-cell>
          <table:table-cell table:style-name="Table4.A1" office:value-type="string">
            <text:p text:style-name="P5">K </text:p>
          </table:table-cell>
          <table:table-cell table:style-name="Table4.A1" office:value-type="string">
            <text:p text:style-name="P5">T </text:p>
          </table:table-cell>
          <table:table-cell table:style-name="Table4.A1" office:value-type="string">
            <text:p text:style-name="P5">P </text:p>
          </table:table-cell>
          <table:table-cell table:style-name="Table4.A1" office:value-type="string">
            <text:p text:style-name="P5">H </text:p>
          </table:table-cell>
        </table:table-row>
      </table:table>
      <text:p text:style-name="Standard"/>
      <text:p text:style-name="Standard"/>
      <text:p text:style-name="P1"><text:span text:style-name="T6">Consonants</text:span><text:span text:style-name="T7">: double key on keyboard (shift + consonant) </text:span></text:p>
      <text:p text:style-name="P8"/>
      <text:p text:style-name="P8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 table:style-name="Table5.1">
          <table:table-cell table:style-name="Table5.A1" office:value-type="string">
            <text:p text:style-name="P2">ㅃ </text:p>
          </table:table-cell>
          <table:table-cell table:style-name="Table5.A1" office:value-type="string">
            <text:p text:style-name="P2">ㅉ </text:p>
          </table:table-cell>
          <table:table-cell table:style-name="Table5.A1" office:value-type="string">
            <text:p text:style-name="P2">ㄸ </text:p>
          </table:table-cell>
          <table:table-cell table:style-name="Table5.A1" office:value-type="string">
            <text:p text:style-name="P2">ㄲ </text:p>
          </table:table-cell>
          <table:table-cell table:style-name="Table5.A1" office:value-type="string">
            <text:p text:style-name="P2">ㅆ </text:p>
          </table:table-cell>
        </table:table-row>
        <table:table-row table:style-name="Table5.2">
          <table:table-cell table:style-name="Table5.A1" office:value-type="string">
            <text:p text:style-name="P5">PP </text:p>
          </table:table-cell>
          <table:table-cell table:style-name="Table5.A1" office:value-type="string">
            <text:p text:style-name="P5">JJ </text:p>
          </table:table-cell>
          <table:table-cell table:style-name="Table5.A1" office:value-type="string">
            <text:p text:style-name="P5">DD </text:p>
          </table:table-cell>
          <table:table-cell table:style-name="Table5.A1" office:value-type="string">
            <text:p text:style-name="P5">KK </text:p>
          </table:table-cell>
          <table:table-cell table:style-name="Table5.A1" office:value-type="string">
            <text:p text:style-name="P5">SS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6">Vowels</text:span><text:span text:style-name="T7">: single key on keyboard 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 table:number-columns-repeated="2"/>
        <table:table-column table:style-name="Table1.F"/>
        <table:table-column table:style-name="Table1.C" table:number-columns-repeated="2"/>
        <table:table-column table:style-name="Table1.L"/>
        <table:table-row table:style-name="Table1.1">
          <table:table-cell table:style-name="Table1.A1" office:value-type="string">
            <text:p text:style-name="P3">ㅏ</text:p>
          </table:table-cell>
          <table:table-cell table:style-name="Table1.A1" office:value-type="string">
            <text:p text:style-name="P3">ㅑ </text:p>
          </table:table-cell>
          <table:table-cell table:style-name="Table1.A1" office:value-type="string">
            <text:p text:style-name="P3">ㅓ </text:p>
          </table:table-cell>
          <table:table-cell table:style-name="Table1.A1" office:value-type="string">
            <text:p text:style-name="P3">ㅕ </text:p>
          </table:table-cell>
          <table:table-cell table:style-name="Table1.A1" office:value-type="string">
            <text:p text:style-name="P3">ㅗ </text:p>
          </table:table-cell>
          <table:table-cell table:style-name="Table1.A1" office:value-type="string">
            <text:p text:style-name="P3">ㅛ </text:p>
          </table:table-cell>
          <table:table-cell table:style-name="Table1.A1" office:value-type="string">
            <text:p text:style-name="P3">ㅜ </text:p>
          </table:table-cell>
          <table:table-cell table:style-name="Table1.A1" office:value-type="string">
            <text:p text:style-name="P3">ㅠ </text:p>
          </table:table-cell>
          <table:table-cell table:style-name="Table1.A1" office:value-type="string">
            <text:p text:style-name="P3">ㅡ </text:p>
          </table:table-cell>
          <table:table-cell table:style-name="Table1.A1" office:value-type="string">
            <text:p text:style-name="P3">ㅣ </text:p>
          </table:table-cell>
          <table:table-cell table:style-name="Table1.A1" office:value-type="string">
            <text:p text:style-name="P3">ㅐ </text:p>
          </table:table-cell>
          <table:table-cell table:style-name="Table1.A1" office:value-type="string">
            <text:p text:style-name="P3">ㅔ </text:p>
          </table:table-cell>
        </table:table-row>
        <table:table-row table:style-name="Table1.2">
          <table:table-cell table:style-name="Table1.A2" office:value-type="string">
            <text:p text:style-name="P5">a </text:p>
          </table:table-cell>
          <table:table-cell table:style-name="Table1.A2" office:value-type="string">
            <text:p text:style-name="P5">ya </text:p>
          </table:table-cell>
          <table:table-cell table:style-name="Table1.A2" office:value-type="string">
            <text:p text:style-name="P5">eo </text:p>
          </table:table-cell>
          <table:table-cell table:style-name="Table1.A2" office:value-type="string">
            <text:p text:style-name="P5">yeo </text:p>
          </table:table-cell>
          <table:table-cell table:style-name="Table1.A2" office:value-type="string">
            <text:p text:style-name="P5">o </text:p>
          </table:table-cell>
          <table:table-cell table:style-name="Table1.A2" office:value-type="string">
            <text:p text:style-name="P5">yo </text:p>
          </table:table-cell>
          <table:table-cell table:style-name="Table1.A2" office:value-type="string">
            <text:p text:style-name="P5">u </text:p>
          </table:table-cell>
          <table:table-cell table:style-name="Table1.A2" office:value-type="string">
            <text:p text:style-name="P5">yu </text:p>
          </table:table-cell>
          <table:table-cell table:style-name="Table1.A2" office:value-type="string">
            <text:p text:style-name="P5">eu </text:p>
          </table:table-cell>
          <table:table-cell table:style-name="Table1.A2" office:value-type="string">
            <text:p text:style-name="P5">i </text:p>
          </table:table-cell>
          <table:table-cell table:style-name="Table1.A2" office:value-type="string">
            <text:p text:style-name="P5">ae </text:p>
          </table:table-cell>
          <table:table-cell table:style-name="Table1.A2" office:value-type="string">
            <text:p text:style-name="P5">e </text:p>
          </table:table-cell>
        </table:table-row>
      </table:table>
      <text:p text:style-name="Standard"/>
      <text:p text:style-name="P1"><text:span text:style-name="T6">Vowels</text:span><text:span text:style-name="T7">: double key on keyboard (shift OR vowel + vowel) </text:span></text:p>
      <text:p text:style-name="P8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B"/>
        <table:table-column table:style-name="Table2.C" table:number-columns-repeated="2"/>
        <table:table-column table:style-name="Table2.I"/>
        <table:table-row table:style-name="Table2.1">
          <table:table-cell table:style-name="Table2.A1" office:value-type="string">
            <text:p text:style-name="P2">ㅒ </text:p>
          </table:table-cell>
          <table:table-cell table:style-name="Table2.A1" office:value-type="string">
            <text:p text:style-name="P2">ㅖ </text:p>
          </table:table-cell>
          <table:table-cell table:style-name="Table2.A1" office:value-type="string">
            <text:p text:style-name="P2">ㅘ </text:p>
          </table:table-cell>
          <table:table-cell table:style-name="Table2.A1" office:value-type="string">
            <text:p text:style-name="P2">ㅙ </text:p>
          </table:table-cell>
          <table:table-cell table:style-name="Table2.A1" office:value-type="string">
            <text:p text:style-name="P2">ㅚ </text:p>
          </table:table-cell>
          <table:table-cell table:style-name="Table2.A1" office:value-type="string">
            <text:p text:style-name="P2">ㅝ </text:p>
          </table:table-cell>
          <table:table-cell table:style-name="Table2.A1" office:value-type="string">
            <text:p text:style-name="P2">ㅞ </text:p>
          </table:table-cell>
          <table:table-cell table:style-name="Table2.A1" office:value-type="string">
            <text:p text:style-name="P2">ㅟ </text:p>
          </table:table-cell>
          <table:table-cell table:style-name="Table2.A1" office:value-type="string">
            <text:p text:style-name="P2">ㅢ </text:p>
          </table:table-cell>
        </table:table-row>
        <table:table-row table:style-name="Table2.2">
          <table:table-cell table:style-name="Table2.A1" office:value-type="string">
            <text:p text:style-name="P5">yae </text:p>
          </table:table-cell>
          <table:table-cell table:style-name="Table2.A1" office:value-type="string">
            <text:p text:style-name="P5">ye </text:p>
          </table:table-cell>
          <table:table-cell table:style-name="Table2.A1" office:value-type="string">
            <text:p text:style-name="P5">wa </text:p>
          </table:table-cell>
          <table:table-cell table:style-name="Table2.A1" office:value-type="string">
            <text:p text:style-name="P5">wae </text:p>
          </table:table-cell>
          <table:table-cell table:style-name="Table2.A1" office:value-type="string">
            <text:p text:style-name="P5">woe </text:p>
          </table:table-cell>
          <table:table-cell table:style-name="Table2.A1" office:value-type="string">
            <text:p text:style-name="P5">wo </text:p>
          </table:table-cell>
          <table:table-cell table:style-name="Table2.A1" office:value-type="string">
            <text:p text:style-name="P5">we </text:p>
          </table:table-cell>
          <table:table-cell table:style-name="Table2.A1" office:value-type="string">
            <text:p text:style-name="P5">wi </text:p>
          </table:table-cell>
          <table:table-cell table:style-name="Table2.A1" office:value-type="string">
            <text:p text:style-name="P5">u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0">A-1. Using consonants and vowels to create simple hangul </text:p>
      <text:p text:style-name="Standard"/>
      <text:p text:style-name="P7">When creating a hangul character you will always start with a consonant, and then follow it with a vowel. Let’s look at some simple consonant + vowel combinations: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2"/>
        <table:table-column table:style-name="Table3.J"/>
        <table:table-row table:style-name="Table3.1">
          <table:table-cell table:style-name="Table3.A1" office:value-type="string">
            <text:p text:style-name="P15">ㄱ</text:p>
          </table:table-cell>
          <table:table-cell table:style-name="Table3.A1" office:value-type="string">
            <text:p text:style-name="P15">ㄴ</text:p>
          </table:table-cell>
          <table:table-cell table:style-name="Table3.A1" office:value-type="string">
            <text:p text:style-name="P15">ㄷ</text:p>
          </table:table-cell>
          <table:table-cell table:style-name="Table3.A1" office:value-type="string">
            <text:p text:style-name="P15">ㄹ</text:p>
          </table:table-cell>
          <table:table-cell table:style-name="Table3.A1" office:value-type="string">
            <text:p text:style-name="P15">ㅁ</text:p>
          </table:table-cell>
          <table:table-cell table:style-name="Table3.A1" office:value-type="string">
            <text:p text:style-name="P15">ㅏ</text:p>
          </table:table-cell>
          <table:table-cell table:style-name="Table3.A1" office:value-type="string">
            <text:p text:style-name="P15">ㅓ</text:p>
          </table:table-cell>
          <table:table-cell table:style-name="Table3.A1" office:value-type="string">
            <text:p text:style-name="P15">ㅗ</text:p>
          </table:table-cell>
          <table:table-cell table:style-name="Table3.A1" office:value-type="string">
            <text:p text:style-name="P15">ㅜ</text:p>
          </table:table-cell>
          <table:table-cell table:style-name="Table3.A1" office:value-type="string">
            <text:p text:style-name="P15">ㅐ</text:p>
          </table:table-cell>
        </table:table-row>
        <table:table-row table:style-name="Table3.2">
          <table:table-cell table:style-name="Table3.A1" office:value-type="string">
            <text:p text:style-name="P16">G/K</text:p>
          </table:table-cell>
          <table:table-cell table:style-name="Table3.A1" office:value-type="string">
            <text:p text:style-name="P16">N</text:p>
          </table:table-cell>
          <table:table-cell table:style-name="Table3.A1" office:value-type="string">
            <text:p text:style-name="P16">D</text:p>
          </table:table-cell>
          <table:table-cell table:style-name="Table3.A1" office:value-type="string">
            <text:p text:style-name="P16">R/L</text:p>
          </table:table-cell>
          <table:table-cell table:style-name="Table3.A1" office:value-type="string">
            <text:p text:style-name="P16">M</text:p>
          </table:table-cell>
          <table:table-cell table:style-name="Table3.A1" office:value-type="string">
            <text:p text:style-name="P16">A</text:p>
          </table:table-cell>
          <table:table-cell table:style-name="Table3.A1" office:value-type="string">
            <text:p text:style-name="P16">EO</text:p>
          </table:table-cell>
          <table:table-cell table:style-name="Table3.A1" office:value-type="string">
            <text:p text:style-name="P16">O</text:p>
          </table:table-cell>
          <table:table-cell table:style-name="Table3.A1" office:value-type="string">
            <text:p text:style-name="P16">U</text:p>
          </table:table-cell>
          <table:table-cell table:style-name="Table3.A1" office:value-type="string">
            <text:p text:style-name="P16">AE</text:p>
          </table:table-cell>
        </table:table-row>
      </table:table>
      <text:p text:style-name="Standard"/>
      <text:p text:style-name="P14"/>
      <text:p text:style-name="Standard"/>
      <text:p text:style-name="Standard">G <text:s/>+ <text:s/>A <text:s/>= <text:s/>GA<text:tab/>D <text:s/>+ <text:s/>A <text:s/>= DA<text:tab/><text:tab/>N <text:s/>+ <text:s/>A <text:s/>= NA<text:tab/><text:tab/>R <text:s/>+ <text:s/>A <text:s/>= RA</text:p>
      <text:p text:style-name="P14">ㄱ + ㅏ = 가 <text:tab/><text:tab/>ㄷ + ㅏ = 다<text:tab/><text:tab/>ㄴ + ㅏ = 나<text:tab/><text:tab/>ㄹ + ㅏ = 라</text:p>
      <text:p text:style-name="P14"/>
      <text:p text:style-name="P14"/>
      <text:p text:style-name="P9">left / right combinations </text:p>
      <text:p text:style-name="P1"><text:span text:style-name="T2">가</text:span><text:span text:style-name="T5">E</text:span><text:span text:style-name="T3">ga</text:span><text:span text:style-name="T5">AAE</text:span><text:span text:style-name="T2">개</text:span><text:span text:style-name="T5">E</text:span><text:span text:style-name="T3">ge</text:span><text:span text:style-name="T5">AAE</text:span><text:span text:style-name="T2">나</text:span><text:span text:style-name="T5">E</text:span><text:span text:style-name="T3">na</text:span><text:span text:style-name="T5">AAE</text:span><text:span text:style-name="T2">내</text:span><text:span text:style-name="T5">E</text:span><text:span text:style-name="T3">ne</text:span><text:span text:style-name="T5">AAE</text:span><text:span text:style-name="T2">다</text:span><text:span text:style-name="T5">E</text:span><text:span text:style-name="T3">da</text:span><text:span text:style-name="T5">AAE</text:span><text:span text:style-name="T2">대</text:span><text:span text:style-name="T5">E</text:span><text:span text:style-name="T3">de</text:span><text:span text:style-name="T5">AAE</text:span><text:span text:style-name="T2">라</text:span><text:span text:style-name="T5">E</text:span><text:span text:style-name="T3">ra</text:span><text:span text:style-name="T5">AAE</text:span><text:span text:style-name="T2">래</text:span><text:span text:style-name="T5">E</text:span><text:span text:style-name="T3">re</text:span><text:span text:style-name="T5">AAE</text:span><text:span text:style-name="T2">마</text:span><text:span text:style-name="T5">E</text:span><text:span text:style-name="T3">ma</text:span><text:span text:style-name="T5">AAE</text:span><text:span text:style-name="T2">매</text:span><text:span text:style-name="T5">E</text:span><text:span text:style-name="T3">me</text:span></text:p>
      <text:p text:style-name="P12"/>
      <text:p text:style-name="P12"><text:s/></text:p>
      <text:p text:style-name="P11">top / bottom combinations </text:p>
      <text:p text:style-name="P1"><text:span text:style-name="T5">AE</text:span><text:span text:style-name="T2">고</text:span><text:span text:style-name="T5">E</text:span><text:span text:style-name="T3">go</text:span><text:span text:style-name="T5">AAE</text:span><text:span text:style-name="T2">구</text:span><text:span text:style-name="T5">E</text:span><text:span text:style-name="T3">gu</text:span><text:span text:style-name="T5">AAE</text:span><text:span text:style-name="T2">노</text:span><text:span text:style-name="T5">E</text:span><text:span text:style-name="T3">no</text:span><text:span text:style-name="T5">AAE</text:span><text:span text:style-name="T2">누</text:span><text:span text:style-name="T5">E</text:span><text:span text:style-name="T3">nu</text:span><text:span text:style-name="T5">AAE</text:span><text:span text:style-name="T2">도</text:span><text:span text:style-name="T5">E</text:span><text:span text:style-name="T3">do</text:span><text:span text:style-name="T5">AAE</text:span><text:span text:style-name="T2">두</text:span><text:span text:style-name="T5">E</text:span><text:span text:style-name="T3">du</text:span><text:span text:style-name="T5">AAE</text:span><text:span text:style-name="T2">로</text:span><text:span text:style-name="T5">E</text:span><text:span text:style-name="T3">ro</text:span><text:span text:style-name="T5">AAE</text:span><text:span text:style-name="T2">루</text:span><text:span text:style-name="T5">E</text:span><text:span text:style-name="T3">ru</text:span><text:span text:style-name="T5">AAE</text:span><text:span text:style-name="T2">모</text:span><text:span text:style-name="T5">E</text:span><text:span text:style-name="T3">mo</text:span><text:span text:style-name="T5">AAE</text:span><text:span text:style-name="T2">무</text:span><text:span text:style-name="T5">E</text:span><text:span text:style-name="T3">mu </text:span></text:p>
      <text:p text:style-name="P12"/>
      <text:p text:style-name="P13">개 <text:tab/>– Dog<text:tab/> (Ge)</text:p>
      <text:p text:style-name="P13">다 <text:tab/>– All <text:tab/>(Da)</text:p>
      <text:p text:style-name="P13">가구 <text:tab/>– Furniture (Gagu)</text:p>
      <text:p text:style-name="P13">나라<text:tab/>- Country (Nara) - </text:p>
      <text:p text:style-name="P13">노래 – Song (Nore)</text:p>
      <text:p text:style-name="P13">누구 – Who (Nugu)</text:p>
      <text:p text:style-name="P13">도마 – Cutting board (Doma)</text:p>
      <text:p text:style-name="P13">모래 – Sand (More)</text:p>
      <text:p text:style-name="P13">매너 – Manners (Maeneo)</text:p>
      <text:p text:style-name="P13">모두 – Everyone (Modu)</text:p>
      <text:p text:style-name="P13">누나 – Older sister (Nuna)</text:p>
      <text:p text:style-name="P13">고구마 – Sweet potato (Koguma) The key *\0/*</text:p>
      <text:p text:style-name="P13"/>
      <text:p text:style-name="P13"/>
      <text:p text:style-name="P13"/>
      <text:p text:style-name="P13"/>
      <text:p text:style-name="P13"><draw:line text:anchor-type="paragraph" draw:z-index="0" draw:style-name="gr1" draw:text-style-name="P19" svg:x1="1.178cm" svg:y1="0.568cm" svg:x2="6.664cm" svg:y2="4.59cm"><text:p/></draw:line><draw:line text:anchor-type="paragraph" draw:z-index="6" draw:style-name="gr1" draw:text-style-name="P19" svg:x1="1.178cm" svg:y1="6.618cm" svg:x2="6.664cm" svg:y2="0.568cm"><text:p/></draw:line><text:soft-page-break/><text:span text:style-name="T8">매・<text:tab/><text:tab/><text:tab/><text:tab/>・</text:span><text:span text:style-name="T9">reo </text:span></text:p>
      <text:p text:style-name="P1"><draw:line text:anchor-type="paragraph" draw:z-index="1" draw:style-name="gr1" draw:text-style-name="P19" svg:x1="1.178cm" svg:y1="0.582cm" svg:x2="6.664cm" svg:y2="5.609cm"><text:p/></draw:line><draw:line text:anchor-type="paragraph" draw:z-index="2" draw:style-name="gr1" draw:text-style-name="P19" svg:x1="1.178cm" svg:y1="1.552cm" svg:x2="6.664cm" svg:y2="0.582cm"><text:p/></draw:line><text:span text:style-name="T4">다・<text:tab/><text:tab/> <text:tab/><text:tab/>・</text:span><text:span text:style-name="T1">do </text:span></text:p>
      <text:p text:style-name="P1"><draw:line text:anchor-type="paragraph" draw:z-index="8" draw:style-name="gr1" draw:text-style-name="P19" svg:x1="1.178cm" svg:y1="6.593cm" svg:x2="6.664cm" svg:y2="0.543cm"><text:p/></draw:line><text:span text:style-name="T4">도・<text:tab/><text:tab/><text:tab/><text:tab/>・</text:span><text:span text:style-name="T1">gu </text:span></text:p>
      <text:p text:style-name="P1"><draw:line text:anchor-type="paragraph" draw:z-index="3" draw:style-name="gr1" draw:text-style-name="P19" svg:x1="1.178cm" svg:y1="0.54cm" svg:x2="6.664cm" svg:y2="2.586cm"><text:p/></draw:line><draw:line text:anchor-type="paragraph" draw:z-index="4" draw:style-name="gr1" draw:text-style-name="P19" svg:x1="1.178cm" svg:y1="1.563cm" svg:x2="6.664cm" svg:y2="0.54cm"><text:p/></draw:line><text:span text:style-name="T4">루・<text:tab/><text:tab/><text:tab/><text:tab/>・</text:span><text:span text:style-name="T1">ma </text:span></text:p>
      <text:p text:style-name="P1"><text:span text:style-name="T4">마・<text:tab/><text:tab/><text:tab/><text:tab/>・</text:span><text:span text:style-name="T1">mae </text:span></text:p>
      <text:p text:style-name="P1"><draw:line text:anchor-type="paragraph" draw:z-index="5" draw:style-name="gr1" draw:text-style-name="P19" svg:x1="1.178cm" svg:y1="0.568cm" svg:x2="6.611cm" svg:y2="3.567cm"><text:p/></draw:line><text:span text:style-name="T4">내・<text:tab/><text:tab/><text:tab/><text:tab/>・</text:span><text:span text:style-name="T1">ru </text:span></text:p>
      <text:p text:style-name="P1"><text:span text:style-name="T4">러・<text:tab/><text:tab/><text:tab/><text:tab/>・</text:span><text:span text:style-name="T1">da </text:span></text:p>
      <text:p text:style-name="P1"><draw:line text:anchor-type="paragraph" draw:z-index="7" draw:style-name="gr1" draw:text-style-name="P19" svg:x1="1.178cm" svg:y1="0.561cm" svg:x2="6.611cm" svg:y2="0.543cm"><text:p/></draw:line><text:span text:style-name="T4">고・<text:tab/><text:tab/><text:tab/><text:tab/>・</text:span><text:span text:style-name="T1">go </text:span></text:p>
      <text:p text:style-name="P1"><text:span text:style-name="T4">구・<text:tab/><text:tab/><text:tab/><text:tab/>・</text:span><text:span text:style-name="T1">nae</text:span></text:p>
      <text:p text:style-name="P17"/>
      <text:p text:style-name="P17"/>
      <text:p text:style-name="P17"/>
      <text:p text:style-name="P18">개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, Arial" style:font-family-generic="swiss"/>
    <style:font-face style:name="Gulim" svg:font-family="Gulim, Gulim" style:font-family-generic="swiss"/>
    <style:font-face style:name="NanumGothic" svg:font-family="NanumGothic, NanumGothic" style:font-family-generic="swiss"/>
    <style:font-face style:name="YesJapan Arial UNICODE" svg:font-family="'YesJapan Arial UNICODE', 'YesJapan Arial UNICODE'" style:font-family-generic="swiss"/>
    <style:font-face style:name="ZWAdobeF" svg:font-family="ZWAdobeF, ZWAdobe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tang" svg:font-family="Batang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Batang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atang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e Hays</meta:initial-creator>
    <meta:creation-date>2018-06-24T14:29:50.39</meta:creation-date>
    <dc:date>2018-06-27T04:33:33.91</dc:date>
    <dc:creator>Luke Hays</dc:creator>
    <meta:editing-duration>PT2H11M33S</meta:editing-duration>
    <meta:editing-cycles>8</meta:editing-cycles>
    <meta:generator>OpenOffice/4.1.5$Win32 OpenOffice.org_project/415m1$Build-9789</meta:generator>
    <meta:document-statistic meta:table-count="5" meta:image-count="0" meta:object-count="0" meta:page-count="3" meta:paragraph-count="135" meta:word-count="357" meta:character-count="1250"/>
  </office:meta>
</office:document-meta>
</file>